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8.22mm"/>
    </style:style>
    <style:style style:name="co2" style:family="table-column">
      <style:table-column-properties fo:break-before="auto" style:column-width="15.2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EK1011_deJesusEssen_med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AGPE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AGPEAT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5DGLCN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B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CT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L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BIPG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he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AMP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A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HB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D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P1_F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YSBM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Y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MDC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I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L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L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F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CYS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MM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ICAR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IRC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AL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AL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D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19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2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AO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ID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MQT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MQT8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PTASEC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N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OX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RAU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ACH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_D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S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t5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A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1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O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S4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C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ETALDH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MNMS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M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PN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S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S3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AT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I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L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ME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P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PT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RP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GAM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T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LPNS1601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CBTF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CBTFU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L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ALTt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CH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C6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PPG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RN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T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T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AN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O1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O1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RDA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RDA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u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u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D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GK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LAO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P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9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B4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BT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TP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TP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D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SAT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SAT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C3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A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A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DPR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F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F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AO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P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ORT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P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P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Q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Q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A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NM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NT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COA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R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SE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TM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URIK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I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UT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XPR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X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H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ysb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ab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ab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g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sn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s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t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b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h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it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ba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r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u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eth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e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e3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u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u_L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3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th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c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is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id3ac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ile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ac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c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eu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ys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th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eo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et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g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h4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2</text:p>
          </table:table-cell>
          <table:table-cell office:value-type="float" office:value="-20" calcext:value-type="float">
            <text:p>-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dca</text:p>
          </table:table-cell>
          <table:table-cell office:value-type="float" office:value="-0.01" calcext:value-type="float">
            <text:p>-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r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dim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e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i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pdim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ro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y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rib_D</text:p>
          </table:table-cell>
          <table:table-cell office:value-type="float" office:value="-0.01" calcext:value-type="float">
            <text:p>-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er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e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k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o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u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art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h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re</text:p>
          </table:table-cell>
          <table:table-cell office:value-type="float" office:value="-0.01" calcext:value-type="float">
            <text:p>-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r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su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t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y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val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4abz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o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k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u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ur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6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8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2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PHDC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PREP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H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6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8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40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80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P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6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8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0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0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0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P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OA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E3R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ETRAN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H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M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L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ME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COA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THF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THF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PA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P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SAT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AT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A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F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U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RF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6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U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GLUC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HM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5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CY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D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S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X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3P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A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PD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R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SN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O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RD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M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I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D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H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CO3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CO3T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S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t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CO3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CYS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X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B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PNT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P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P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Dy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ER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T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X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DH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HORS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D3ACAL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3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AM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LE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LE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MP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MP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DPYR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D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M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MI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MI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A1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A2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t3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Z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CTS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DH_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U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U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LIPAL2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LIPAL2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YSt5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HP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1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1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6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OA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F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CD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C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OH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P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OX1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OX2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OX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OX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Gt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HPGLU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1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1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3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M2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SA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SA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DN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DN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H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PM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AMI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OX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A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M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T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Kt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PR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R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t3_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6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8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H4OHD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H4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A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DMB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DP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P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T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T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2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16RH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B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OAT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M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MP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A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A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P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ACOA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R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11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17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20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6A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6Y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8X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b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IM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X5P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AM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PCK_r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AM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YC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DCA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DC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TA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D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D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YCBOX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IPA1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IPA1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AN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DPH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N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NT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BN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O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IM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G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CL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PG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_T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_TB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G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I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M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S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T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D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HACP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PACP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H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F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MIC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PP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CV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D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E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S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PAT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6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AM5P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QR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QUL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S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I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TR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Z5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D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DP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D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D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D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GS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F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K3D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K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SL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SL4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KM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O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M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OD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SAL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SAL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BZ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BZ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1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R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RTRt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DR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DR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FGLU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M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D_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ZPS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P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P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6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SU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I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SU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T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L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CV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A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R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PG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C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C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D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4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AL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A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G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LDD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LD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A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D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D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M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3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3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D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D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IDK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I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AL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AL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P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YL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UMP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7P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HE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E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E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I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I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_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EC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TBT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PUD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HMS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i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i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n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O4E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P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P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HDRF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FP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4GL_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4GL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P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I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4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AB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S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S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AL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S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SC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T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LCY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8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PNTAL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B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B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A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A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P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CO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8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S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D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5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CCO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OAC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CHSTERO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hster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E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PT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A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E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D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D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O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GINS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GIN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GD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O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OAH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3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BCOAHL</text:p>
          </table:table-cell>
          <table:table-cell office:value-type="float" office:value="0" calcext:value-type="float">
            <text:p>0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AKGDa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4hb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HB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ABZ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L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AL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ydx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ALD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LT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OSF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Lab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L2O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RB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5DOAN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ME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em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MEO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MEAS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SE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PPG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i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c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P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CO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L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M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DCE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dc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E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PL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n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IR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SR</text:p>
          </table:table-cell>
          <table:table-cell office:value-type="float" office:value="0" calcext:value-type="float">
            <text:p>0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SHSL2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K2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M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M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O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O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M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IU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G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A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CD2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OH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eto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A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1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1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CD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OAH9i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IV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C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YL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CS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PHCHC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LSY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R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OBUT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docb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B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TZ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o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YNL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PN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P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D1i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OR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K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M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btn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X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X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T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G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YP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DPD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GP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d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DCO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ts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TSCO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3.15" calcext:value-type="float">
            <text:p>3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PAM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HU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TS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MYC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M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PG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P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TP8DETO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TP8OX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8OX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IP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IPW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_TB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I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A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HE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CD19y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c_T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ergoth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tbsinol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isotbsinol__13S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isotbsinol__13R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psd5p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cpppg1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scys__L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gmhep1p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iEK1011_drugTesting_med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AGPE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AGPEAT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5DGLCN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B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CT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L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BIPG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he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AMP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A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HB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D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P1_F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YSBM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Y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MDC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I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L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L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F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CYS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MM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ICAR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IRC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AL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AL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D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19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2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AO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ID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MQT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MQT8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PTASEC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N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OX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RAU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ACH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_D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S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t5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A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1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O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S4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C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ETALDH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MNMS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M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PN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S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S3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AT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I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L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ME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P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PT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RP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GAM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T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LPNS1601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CBTF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CBTFU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L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ALTt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CH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C6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PPG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RN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T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T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AN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O1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O1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RDA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RDA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u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u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D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GK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LAO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P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9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B4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BT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TP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TP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D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SAT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SAT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C3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A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A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DPR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F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F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AO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P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ORT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P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P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Q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Q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A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NM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NT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COA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R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SE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TM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URIK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I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UT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XPR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X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H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ysb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ab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ab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g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sn_L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s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t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b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h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it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ba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r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u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eth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e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e3</text:p>
          </table:table-cell>
          <table:table-cell office:value-type="float" office:value="-5" calcext:value-type="float">
            <text:p>-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u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u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3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th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c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is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id3ac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ile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ac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c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eu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ys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th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eo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et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g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h4</text:p>
          </table:table-cell>
          <table:table-cell office:value-type="float" office:value="-20" calcext:value-type="float">
            <text:p>-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2</text:p>
          </table:table-cell>
          <table:table-cell office:value-type="float" office:value="-20" calcext:value-type="float">
            <text:p>-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r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dim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e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pdim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ro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y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rib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er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e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k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o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u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art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h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r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r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su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t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y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val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4abz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o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k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u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ur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6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8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2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PHDC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PREP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H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6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8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40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80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P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6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8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0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0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0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P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OA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E3R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ETRAN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H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M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L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ME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COA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THF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THF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PA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P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SAT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AT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A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F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U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RF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6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U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GLUC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HM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5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CY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D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S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X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3P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A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PD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R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SN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O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RD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M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I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D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H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CO3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CO3T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S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t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CO3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CYS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X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B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PNT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P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P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Dy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ER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T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X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DH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HORS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D3ACAL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3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AM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LE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LE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MP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MP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DPYR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D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M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MI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MI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A1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A2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t3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Z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CTS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DH_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U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U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LIPAL2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LIPAL2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YSt5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HP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1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1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6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OA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F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CD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C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OH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P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OX1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OX2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OX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OX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Gt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HPGLU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1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1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3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M2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SA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SA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DN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DN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H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PM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AMI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OX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A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M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T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Kt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PR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R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t3_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6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8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H4OHD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H4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A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DMB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DP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P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T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T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2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16RH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B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OAT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M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MP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A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A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P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ACOA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R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11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17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20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6A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6Y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8X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b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IM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X5P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AM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PCK_r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AM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YC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DCA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DC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TA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D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D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YCBOX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IPA1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IPA1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AN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DPH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N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NT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BN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O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IM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G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CL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PG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_T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_TB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G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I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M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S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T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D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HACP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PACP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H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F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MIC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PP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CV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D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E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S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PAT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6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AM5P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QR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QUL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S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I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TR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Z5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D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DP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D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D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D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GS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F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K3D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K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SL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SL4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KM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O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M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OD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SAL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SAL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BZ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BZ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1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R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RTRt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DR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DR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FGLU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M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D_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ZPS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P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P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6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SU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I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SU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T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L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CV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A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R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PG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C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C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D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4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AL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A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G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LDD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LD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A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D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D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M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3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3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D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D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IDK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I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AL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AL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P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YL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UMP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7P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HE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E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E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I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I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_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EC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TBT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PUD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HMS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i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i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n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O4E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P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P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HDRF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FP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4GL_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4GL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P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I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4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AB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S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S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AL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S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SC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T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LCY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8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PNTAL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B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B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A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A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P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CO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8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S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D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5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CCO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OAC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CHSTERO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hster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E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PT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A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E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D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D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O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GINS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GIN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GD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O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OAH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3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BCOAHL</text:p>
          </table:table-cell>
          <table:table-cell office:value-type="float" office:value="0" calcext:value-type="float">
            <text:p>0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AKGDa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4hb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HB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ABZ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L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AL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ydx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ALD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LT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OSF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Lab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L2O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RB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5DOAN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ME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em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MEO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MEAS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SE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PPG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i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c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P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CO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L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M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DCE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dc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E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PL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n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IR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SR</text:p>
          </table:table-cell>
          <table:table-cell office:value-type="float" office:value="0" calcext:value-type="float">
            <text:p>0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SHSL2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K2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M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M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O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O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M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IU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G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A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CD2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OH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etoh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A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1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1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CD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OAH9i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IV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C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YL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CS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PHCHC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LSY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R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OBUT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docb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B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TZ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ob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YNL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PN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P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D1i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OR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K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M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bt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X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X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T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G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YP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DPD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GP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d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DCO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ts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TSCO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3.15" calcext:value-type="float">
            <text:p>3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PAM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HU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TS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MYC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M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PG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P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TP8DETO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TP8OX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8OX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IP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IPW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_TB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I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A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HE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CD19y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c_T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ergoth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tbsinol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isotbsinol__13S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isotbsinol__13R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psd5p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cpppg1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scys__L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gmhep1p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iEK1011_griffinEssen_med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AGPE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AGPEAT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5DGLCN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B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CT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L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BIPG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he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AMP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A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HB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D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P1_F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YSBM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Y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MDC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I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L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L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F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CYS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MM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ICAR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IRC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AL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AL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D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19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2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AO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ID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MQT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MQT8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PTASEC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N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OX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RAU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ACH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_D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S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t5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A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1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O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S4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C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ETALDH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MNMS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M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PN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S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S3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AT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I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L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ME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P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PT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RP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GAM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T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LPNS1601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CBTF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CBTFU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L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ALTt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CH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C6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PPG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RN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T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T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AN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O1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O1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RDA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RDA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u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u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D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GK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LAO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P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9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B4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BT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TP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TP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D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SAT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SAT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C3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A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A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DPR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F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F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AO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P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ORT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P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P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Q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Q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A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NM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NT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COA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R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SE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TM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URIK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I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UT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XPR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X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H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ysb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ab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ab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g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sn_L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s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t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b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h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it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ba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r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u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eth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e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e3</text:p>
          </table:table-cell>
          <table:table-cell office:value-type="float" office:value="-5" calcext:value-type="float">
            <text:p>-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u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u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3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th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c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is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id3ac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ile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ac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c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eu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ys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th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eo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et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g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h4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2</text:p>
          </table:table-cell>
          <table:table-cell office:value-type="float" office:value="-20" calcext:value-type="float">
            <text:p>-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r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dim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e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i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pdim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ro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y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rib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er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e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k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o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u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art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h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r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r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su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t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y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val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4abz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o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k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u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ur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6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8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2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PHDC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PREP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H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6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8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40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80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P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6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8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0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0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0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P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OA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E3R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ETRAN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H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M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L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ME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COA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THF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THF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PA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P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SAT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AT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A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F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U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RF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6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U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GLUC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HM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5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CY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D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S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X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3P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A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PD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R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SN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O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RD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M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I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D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H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CO3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CO3T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S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t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CO3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CYS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X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B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PNT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P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P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Dy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ER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T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X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DH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HORS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D3ACAL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3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AM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LE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LE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MP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MP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DPYR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D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M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MI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MI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A1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A2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t3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Z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CTS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DH_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U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U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LIPAL2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LIPAL2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YSt5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HP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1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1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6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OA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F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CD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C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OH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P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OX1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OX2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OX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OX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Gt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HPGLU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1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1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3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M2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SA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SA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DN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DN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H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PM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AMI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OX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A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M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T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Kt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PR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R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t3_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6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8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H4OHD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H4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A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DMB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DP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P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T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T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2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16RH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B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OAT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M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MP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A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A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P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ACOA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R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11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17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20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6A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6Y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8X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b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IM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X5P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AM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PCK_r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AM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YC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DCA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DC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TA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D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D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YCBOX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IPA1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IPA1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AN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DPH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N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NT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BN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O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IM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G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CL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PG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_T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_TB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G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I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M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S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T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D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HACP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PACP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H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F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MIC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PP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CV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D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E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S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PAT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6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AM5P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QR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QUL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S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I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TR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Z5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D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DP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D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D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D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GS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F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K3D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K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SL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SL4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KM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O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M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OD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SAL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SAL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BZ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BZ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1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R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RTRt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DR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DR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FGLU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M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D_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ZPS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P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P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6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SU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I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SU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T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L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CV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A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R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PG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C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C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D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4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AL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A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G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LDD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LD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A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D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D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M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3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3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D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D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IDK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I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AL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AL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P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YL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UMP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7P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HE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E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E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I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I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_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EC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TBT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PUD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HMS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i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i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n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O4E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P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P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HDRF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FP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4GL_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4GL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P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I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4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AB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S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S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AL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S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SC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T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LCY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8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PNTAL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B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B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A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A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P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CO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8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S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D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5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CCO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OAC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CHSTERO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hsterol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E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PT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A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E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D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D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O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GINS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GIN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GD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O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OAH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3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BCOAHL</text:p>
          </table:table-cell>
          <table:table-cell office:value-type="float" office:value="0" calcext:value-type="float">
            <text:p>0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AKGDa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4hb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HB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ABZ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L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AL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ydx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ALD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LT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OSF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Lab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L2O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RB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5DOAN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ME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em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MEO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MEAS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SE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PPG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i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c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P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CO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L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M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DCE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dc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E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PL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n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IR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SR</text:p>
          </table:table-cell>
          <table:table-cell office:value-type="float" office:value="0" calcext:value-type="float">
            <text:p>0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SHSL2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K2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M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M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O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O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M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IU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G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A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CD2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OH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etoh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A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1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1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CD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OAH9i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IV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C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YL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CS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PHCHC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LSY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R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OBUT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docb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B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TZ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o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YNL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PN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P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D1i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OR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K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M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bt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X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X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T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G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YP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DPD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GP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d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DCO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ts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TSCO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3.15" calcext:value-type="float">
            <text:p>3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PAM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HU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TS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MYC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M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PG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P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TP8DETO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TP8OX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8OX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IP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IPW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_TB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I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A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HE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CD19y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c_T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ergoth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tbsinol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isotbsinol__13S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isotbsinol__13R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psd5p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cpppg1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scys__L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gmhep1p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iEK1011_inVivo_med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AGPE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AGPEAT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5DGLCN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B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CT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L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BIPG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he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AMP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A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HB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D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P1_F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YSBM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Y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MDC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I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L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L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F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CYS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MM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ICAR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IRC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AL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AL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D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19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2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AO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ID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MQT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MQT8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PTASEC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N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OX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RAU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ACH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_D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S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t5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A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1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O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S4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C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ETALDH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MNMS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M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PN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S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S3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AT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I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L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ME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P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PT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RP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GAM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T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LPNS1601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CBTF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CBTFU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L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ALTt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CH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C6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PPG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RN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T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T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AN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O1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O1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RDA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RDA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u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u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D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GK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LAO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P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9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B4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BT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TP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TP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D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SAT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SAT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C3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A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A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DPR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F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F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AO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P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ORT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P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P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Q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Q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A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NM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NT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COA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R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SE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TM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URIK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I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UT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XPR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X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H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ysb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L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ab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ab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g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sn_L</text:p>
          </table:table-cell>
          <table:table-cell office:value-type="float" office:value="-5" calcext:value-type="float">
            <text:p>-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sp_L</text:p>
          </table:table-cell>
          <table:table-cell office:value-type="float" office:value="-5" calcext:value-type="float">
            <text:p>-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t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b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h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i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bal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r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u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eth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e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e3</text:p>
          </table:table-cell>
          <table:table-cell office:value-type="float" office:value="-5" calcext:value-type="float">
            <text:p>-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u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u_L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3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th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c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dca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is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id3ac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ile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ac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c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eu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ys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th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eo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et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g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a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h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3</text:p>
          </table:table-cell>
          <table:table-cell office:value-type="float" office:value="-1.5" calcext:value-type="float">
            <text:p>-1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2</text:p>
          </table:table-cell>
          <table:table-cell office:value-type="float" office:value="-0.5" calcext:value-type="float">
            <text:p>-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dca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r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dim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e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pa</text:p>
          </table:table-cell>
          <table:table-cell office:value-type="float" office:value="-20" calcext:value-type="float">
            <text:p>-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pdim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ro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y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rib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er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e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k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o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u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art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h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r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r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su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tdca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y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val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4abz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o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k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u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urea</text:p>
          </table:table-cell>
          <table:table-cell office:value-type="float" office:value="-0.1" calcext:value-type="float">
            <text:p>-0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6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8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2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PHDC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PREP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H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6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8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40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80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P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6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8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0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0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0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P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OA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E3R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ETRAN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H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M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L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ME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COA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THF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THF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PA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P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SAT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AT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A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F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U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RF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6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U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GLUC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HM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5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CY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D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S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X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3P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A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PD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R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SN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O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RD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M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I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D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H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CO3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CO3T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S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t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CO3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CYS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X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B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PNT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P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P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Dy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ER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T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X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DH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HORS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D3ACAL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3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AM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LE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LE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MP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MP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DPYR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D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M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MI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MI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A1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A2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t3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Z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CTS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DH_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U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U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LIPAL2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LIPAL2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YSt5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HP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1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1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6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OA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F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CD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C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OH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P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OX1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OX2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OX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OX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Gt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HPGLU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1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1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3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M2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SA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SA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DN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DN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H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PM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AMI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OX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A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M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T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Kt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PR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R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t3_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6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8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H4OHD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H4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A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DMB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DP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P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T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T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2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16RH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B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OAT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M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MP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A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A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P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ACOA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R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11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17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20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6A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6Y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8X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b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IM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X5P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AM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PCK_r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AM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YC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DCA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DC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TA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D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D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YCBOX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IPA1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IPA1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AN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DPH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N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NT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BN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O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IM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G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CL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PG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_T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_TB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G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I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M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S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T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D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HACP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PACP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H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F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MIC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PP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CV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D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E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S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PAT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6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AM5P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QR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QUL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S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I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TR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Z5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D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DP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D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D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D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GS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F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K3D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K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SL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SL4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KM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O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M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OD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SAL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SAL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BZ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BZ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1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R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RTRt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DR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DR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FGLU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M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D_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ZPS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P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P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6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SU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I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SU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T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L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CV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A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R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PG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C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C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D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4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AL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A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G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LDD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LD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A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D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D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M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3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3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D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D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IDK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I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AL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AL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P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YL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UMP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7P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HE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E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E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I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I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_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EC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TBT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PUD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HMS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i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i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n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O4E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P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P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HDRF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FP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4GL_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4GL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P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I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4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AB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S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S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AL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S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SC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T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LCY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8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PNTAL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B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B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A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A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P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CO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8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S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D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5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CCO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OAC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CHSTERO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hsterol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E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PT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A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E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D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D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O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GINS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GIN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GD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O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OAH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3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BCOAHL</text:p>
          </table:table-cell>
          <table:table-cell office:value-type="float" office:value="0" calcext:value-type="float">
            <text:p>0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AKGDa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4hb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HB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ABZ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L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AL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ydx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ALD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LT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OSF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Lab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L2O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RB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5DOAN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ME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em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MEO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MEAS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SE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PPG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i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c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P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CO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L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M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DCE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dc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E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PL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n_L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IR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SR</text:p>
          </table:table-cell>
          <table:table-cell office:value-type="float" office:value="0" calcext:value-type="float">
            <text:p>0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SHSL2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K2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M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M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O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O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M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IU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G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A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CD2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OH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eto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A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1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1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CD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OAH9i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IV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C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YL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CS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PHCHC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LSY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R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OBUT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docb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B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TZ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ob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YNL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PN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P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D1i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OR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K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M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bt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X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X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T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G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YP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DPD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GP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dcoa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DCO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tscoa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TSCO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3.15" calcext:value-type="float">
            <text:p>3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PAM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HU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TS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MYC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M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PG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P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TP8DETO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TP8OX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8OX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IP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IPW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_TB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I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A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HE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CD19y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c_T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ergoth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tbsinol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isotbsinol__13S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isotbsinol__13R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psd5p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cpppg1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scys__L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gmhep1p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iEK1011_m7H10_med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AGPE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AGPEAT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5DGLCN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ACP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B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CT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LD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BIPG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he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AMP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A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HB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D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P1_F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YSBM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CY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MDC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NK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I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L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L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F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AT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GP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CYS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HMM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ICAR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IRC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AL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AL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D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19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D2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AO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ID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MQT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MQT8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PTASEC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N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OX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RAU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ACH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_D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B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S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Gt5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A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N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1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O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S4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C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ETALDH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MNMS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M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PN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S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S3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AT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I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L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APPA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ME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P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PPT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RP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GAM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T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I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LPNS1601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CBTF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CBTFU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ML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ALTt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CH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C6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PPG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RN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T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T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AN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O1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O1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RDA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RDA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B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D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T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u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u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D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GK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LAO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LA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P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SYN19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B4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BT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TP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TP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D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SAT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SAT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C3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A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A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DPR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F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F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AO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NP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ORT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P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P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Q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Q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A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NM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NT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COA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P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R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SE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TM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URIK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I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UT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XPR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X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H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ysb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la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ab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ab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rg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sn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s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t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b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h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it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ba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r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u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y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eth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e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e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u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u_L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3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th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co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2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is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id3ac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ile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ac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c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eu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lys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alth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eo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et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g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a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h4</text:p>
          </table:table-cell>
          <table:table-cell office:value-type="float" office:value="-20" calcext:value-type="float">
            <text:p>-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2</text:p>
          </table:table-cell>
          <table:table-cell office:value-type="float" office:value="-20" calcext:value-type="float">
            <text:p>-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r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dim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e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pdim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ro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y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rib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er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e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k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o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su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art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h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r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r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su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t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tyr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val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</text:p>
          </table:table-cell>
          <table:table-cell office:value-type="float" office:value="-10" calcext:value-type="float">
            <text:p>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4abz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fo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k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u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ur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6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18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2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PHDC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COALPREP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H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MPL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6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18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40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80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PHD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6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18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0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0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2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4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6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280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00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Sm3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P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COA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E3R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ETRAN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H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M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L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ME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COA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THF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THF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M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6MTM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PA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P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1SAT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AT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AT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A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5S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F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U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L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ARF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C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6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U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GLUC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HM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C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S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5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CY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D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S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U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X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3P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O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A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PD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R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SN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O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RD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M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CII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D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H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CY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UA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CO3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CO3T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S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2t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CO3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CYS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X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S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B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PK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PNTA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P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P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Dy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SER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T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X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DH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HORS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D3ACAL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3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AM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G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LE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LE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MP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MP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DPYR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S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D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M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MI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MI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A1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A2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t3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CZ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CTS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DH_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U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EU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LIPAL2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LIPAL2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YSt5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HP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L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1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1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6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A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BT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COA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F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CD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C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OH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P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OX1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OX2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OX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SOX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Gt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HPGLU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1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1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3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M2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MSA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SA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DN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DN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H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PM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AMI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OX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S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A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HF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CYC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1M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2CYC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N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Sacp5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T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H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Kt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PR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R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t3_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6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DPK8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H4OHD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H4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A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DMB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NDP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P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D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P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T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PT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2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TRIR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16RH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B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OAT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M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MP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A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A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P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ACOAL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G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5CR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11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17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20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6A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6Y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8X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b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H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IM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X5P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AMN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PCK_r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F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AM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LYC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M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P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60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GSA1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DCA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DC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TA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D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D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TH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YCBOX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I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IPA1E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LIPA1E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AN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DPH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M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N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NT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BN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CO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IM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D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G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CL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N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PG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_T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GS_TB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GS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I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MP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S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AT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D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HACP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PACP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H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H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EPT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F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MIC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PP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CV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D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E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P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SSA1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PAT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4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6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UNP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AM5P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O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QR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QULN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052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FS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B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IB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DR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NTR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RPPDI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Z5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D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DP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D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D_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D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GS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F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K3D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K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SL1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SL4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KM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OT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M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POD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SAL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SAL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BZ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BZ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D1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U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L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R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RTRt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MS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DR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DR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DP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FGLU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M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D_L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ZPS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K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K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P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HAS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PK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P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6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6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SU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IAT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P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SUL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TDCA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L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AG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CV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G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A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MR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APG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C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C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DP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4E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AL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DPG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AG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GPT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LDD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LD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A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D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GMDD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MP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3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3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DC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DC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PPR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IDK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IK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ALTA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AL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P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XYL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YUMP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7P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HEP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E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ME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R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C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I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MI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n_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EC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TBTS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PUDC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HMS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DBL_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i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i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n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2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O4E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6P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PL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PG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HDRF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PFP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4GL_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F4GL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P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_2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IB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4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T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RAB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A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R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R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S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S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AL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T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US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SC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T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LCY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YRTR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8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OPNTAL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B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B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C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DA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S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SA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A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PDA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S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P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HA19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P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CO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8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S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D1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5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5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I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CCO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OAC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CHSTERO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hster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E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PT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AE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E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Da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OBD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BA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O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GINS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GIN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GD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SPO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OAH1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ADE23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3HBCOAHL</text:p>
          </table:table-cell>
          <table:table-cell office:value-type="float" office:value="0" calcext:value-type="float">
            <text:p>0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AKGDa</text:p>
          </table:table-cell>
          <table:table-cell office:value-type="float" office:value="-999999" calcext:value-type="float">
            <text:p>-999999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AC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4hb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HB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ABZ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L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CALD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ydxn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ALDD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YCLT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ycl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3t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OSF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Nabc_rev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DOCBLabc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B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L2O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RB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5DOAN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c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EME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hem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MEO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MEAS_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SE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PPPGO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hi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_LACDcm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P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OCO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ALD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cal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M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DCE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dce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UREA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PA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MPL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gln_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IR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SR</text:p>
          </table:table-cell>
          <table:table-cell office:value-type="float" office:value="0" calcext:value-type="float">
            <text:p>0</text:p>
          </table:table-cell>
          <table:table-cell office:value-type="float" office:value="999999" calcext:value-type="float">
            <text:p>999999</text:p>
          </table:table-cell>
        </table:table-row>
        <table:table-row table:style-name="ro1">
          <table:table-cell office:value-type="string" calcext:value-type="string">
            <text:p>SHSL2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K2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M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M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O_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YSO_II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M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IU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K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G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A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CD2x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OHt2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eto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TA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12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KS12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RND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BT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CD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COAH9i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IV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C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RE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G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MYL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R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HCHCS3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EPHCHCS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ALSY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PR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OBUTD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HR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adocb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BI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AR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TZ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YDXN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mobd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YNLDP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BSNL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KDA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PNT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LP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D1i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3P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HORD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AKr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TA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MB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TN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btn</text:p>
          </table:table-cell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X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EX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TT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GT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YP_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DPDP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GPP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nod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ODCO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octsco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CTSCO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3.15" calcext:value-type="float">
            <text:p>3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PAMTr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DS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HUD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TSB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P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MMYC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YCO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PM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E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ADD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NMNA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GT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ONMT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ANPGH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PH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TP8DETOX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GTP8OX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TP8OXO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IPY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IPW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LK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C_TBt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IR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D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CA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MHEPPA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CD19y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X_pc_TB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ergoth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tbsinol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isotbsinol__13S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isotbsinol__13R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psd5p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cpppg1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scys__L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M_gmhep1p_c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Sheet1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15:31:39.151755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n </meta:initial-creator>
    <meta:creation-date>2011-11-25T14:30:21</meta:creation-date>
    <meta:generator>LibreOffice/5.1.6.2$Linux_X86_64 LibreOffice_project/10m0$Build-2</meta:generator>
    <dc:date>2018-08-02T15:33:11.155877148</dc:date>
    <meta:editing-duration>PT1M32S</meta:editing-duration>
    <meta:editing-cycles>1</meta:editing-cycles>
    <meta:document-statistic meta:table-count="6" meta:cell-count="18420" meta:object-count="0"/>
  </office:meta>
</office:document-meta>
</file>